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ritique for Project #1</text:p>
      <text:p text:style-name="Text_20_body">What did you first notice about this project?</text:p>
      <text:p text:style-name="Text_20_body">There were tabs and drop downs. </text:p>
      <text:p text:style-name="Text_20_body">What was this project's main story?</text:p>
      <text:p text:style-name="Text_20_body">  The main purposeis to use in a classroom setting to demonstarte histograms. </text:p>
      <text:p text:style-name="Text_20_body">What were some areas of improvement?</text:p>
      <text:p text:style-name="Text_20_body">Add a title to the drop downs explaining which tabs they are for. </text:p>
      <text:p text:style-name="Text_20_body">What elements would you add to this project?</text:p>
      <text:p text:style-name="Text_20_body">Add a break or line between what effects the histogram vs the summary tab. </text:p>
      <text:p text:style-name="Text_20_body">What were some successful elements of this project?</text:p>
      <text:p text:style-name="Text_20_body">I liked the option to change colors. </text:p>
      <text:p text:style-name="Text_20_body">Any other thoughts you would like to convey to your peer?</text:p>
      <text:p text:style-name="Text_20_body">Nice way to tie in a teachers job and how they could utilize R in the classroo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 </meta:initial-creator>
    <meta:creation-date>2020-05-08T16:18:53.43</meta:creation-date>
    <dc:date>2020-05-08T16:32:52.27</dc:date>
    <dc:creator>B </dc:creator>
    <meta:editing-duration>PT14M5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3" meta:word-count="120" meta:character-count="660"/>
  </office:meta>
</office:document-meta>
</file>